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  <style:font-face style:name="Yu Gothic UI b" svg:font-family="'Yu Gothic UI b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ahogany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rand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vertical-align="middle" draw:auto-grow-height="false" fo:min-height="0.614cm" fo:min-width="0.364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55308d" draw:opacity="50%" draw:textarea-horizontal-align="justify" draw:textarea-vertical-align="middle" draw:auto-grow-height="false" fo:min-height="2.006cm" fo:min-width="27.256cm" draw:shadow-opacity="50%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fill="solid" draw:fill-color="#55308d" draw:opacity="50%" draw:textarea-horizontal-align="justify" draw:textarea-vertical-align="middle" draw:auto-grow-height="false" fo:min-height="1.104cm" fo:min-width="7.854cm" draw:shadow-opacity="50%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0.326cm" fo:min-width="0.076cm" fo:wrap-option="wrap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14cm" fo:min-width="0cm" fo:wrap-option="wrap" loext:decorative="false"/>
    </style:style>
    <style:style style:name="gr10" style:family="graphic" style:parent-style-name="standard">
      <style:graphic-properties draw:textarea-horizontal-align="center" draw:textarea-vertical-align="middle" loext:decorative="false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518cm" fo:min-width="16.268cm" draw:shadow-opacity="50%" loext:decorative="false"/>
    </style:style>
    <style:style style:name="gr13" style:family="graphic" style:parent-style-name="standard">
      <style:graphic-properties draw:stroke="none" draw:fill="solid" draw:fill-color="#55308d" draw:opacity="50%" draw:textarea-horizontal-align="justify" draw:textarea-vertical-align="middle" draw:auto-grow-height="false" fo:min-height="1.104cm" fo:min-width="16.854cm" draw:shadow-opacity="50%" loext:decorative="false"/>
    </style:style>
    <style:style style:name="gr14" style:family="graphic" style:parent-style-name="standard">
      <style:graphic-properties draw:fill="gradient" draw:fill-color="#808080" draw:fill-gradient-name="Gradient_20_1" draw:gradient-step-count="0" draw:opacity="50%" draw:textarea-vertical-align="middle" draw:auto-grow-height="false" fo:min-height="0.326cm" fo:min-width="1.576cm" fo:wrap-option="wrap" draw:shadow-opacity="50%" loext:decorative="false"/>
    </style:style>
    <style:style style:name="gr15" style:family="graphic" style:parent-style-name="standard">
      <style:graphic-properties draw:fill="solid" draw:fill-color="#77bc65" draw:textarea-vertical-align="middle" draw:auto-grow-height="false" fo:min-height="0.326cm" fo:min-width="0.076cm" fo:wrap-option="wrap" loext:decorative="false"/>
    </style:style>
    <style:style style:name="gr16" style:family="graphic" style:parent-style-name="standard">
      <style:graphic-properties draw:fill="solid" draw:fill-color="#333333" draw:opacity="70%" draw:textarea-horizontal-align="justify" draw:textarea-vertical-align="middle" draw:auto-grow-height="false" fo:min-height="3.812cm" fo:min-width="6.562cm" draw:shadow="hidden" draw:shadow-opacity="70%" loext:decorative="fals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5cm" loext:decorative="false"/>
      <style:paragraph-properties style:writing-mode="lr-tb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.202cm" fo:min-width="2.952cm" loext:decorative="false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55308d" draw:opacity="50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Yu Gothic UI Semibold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Yu Gothic UI Semibold" fo:font-weight="normal" style:font-weight-asian="normal" style:font-weight-complex="normal"/>
    </style:style>
    <style:style style:name="P9" style:family="paragraph">
      <style:paragraph-properties fo:margin-top="0cm" fo:margin-bottom="0cm" fo:line-height="200%" fo:text-align="center"/>
      <style:text-properties style:font-name="Yu Gothic UI Semibold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margin-top="0cm" fo:margin-bottom="0cm" fo:line-height="200%" fo:text-align="center"/>
      <style:text-properties style:font-name="Yu Gothic UI Semibold" fo:font-weight="normal" style:font-weight-asian="normal" style:font-weight-complex="normal"/>
    </style:style>
    <style:style style:name="P11" style:family="paragraph">
      <loext:graphic-properties draw:fill="solid" draw:fill-color="#1c1c1c" draw:opacity="50%"/>
      <style:paragraph-properties fo:text-align="center"/>
    </style:style>
    <style:style style:name="P12" style:family="paragraph">
      <style:paragraph-properties fo:margin-top="0cm" fo:margin-bottom="0cm" fo:line-height="100%" fo:text-align="center"/>
      <style:text-properties style:font-name="Yu Gothic UI Semibold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/>
      <style:text-properties style:font-name="Yu Gothic UI Semibold" fo:font-weight="normal" style:font-weight-asian="normal" style:font-weight-complex="normal"/>
    </style:style>
    <style:style style:name="P14" style:family="paragraph">
      <loext:graphic-properties draw:fill="gradient" draw:fill-color="#808080" draw:fill-gradient-name="Gradient_20_1" draw:gradient-step-count="0" draw:opacity="50%"/>
      <style:paragraph-properties fo:text-align="center"/>
    </style:style>
    <style:style style:name="P15" style:family="paragraph">
      <loext:graphic-properties draw:fill="solid" draw:fill-color="#77bc65"/>
      <style:paragraph-properties fo:text-align="center"/>
    </style:style>
    <style:style style:name="P16" style:family="paragraph">
      <loext:graphic-properties draw:fill="solid" draw:fill-color="#333333" draw:opacity="70%"/>
      <style:paragraph-properties fo:text-align="center"/>
    </style:style>
    <style:style style:name="P17" style:family="paragraph">
      <style:paragraph-properties fo:text-align="center"/>
      <style:text-properties style:font-name="Yu Gothic UI Semibold"/>
    </style:style>
    <style:style style:name="P18" style:family="paragraph">
      <loext:graphic-properties draw:fill="none" draw:fill-color="#ffffff"/>
      <style:paragraph-properties fo:text-align="center"/>
      <style:text-properties style:font-name="Yu Gothic UI Semibold"/>
    </style:style>
    <style:style style:name="P19" style:family="paragraph">
      <loext:graphic-properties draw:fill="solid" draw:fill-color="#cccccc"/>
      <style:paragraph-properties fo:text-align="center"/>
      <style:text-properties fo:color="#000000" loext:opacity="100%" style:font-name="Yu Gothic UI Semibold" fo:font-size="7pt" style:font-size-asian="7pt" style:font-size-complex="7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Yu Gothic UI Semibol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Yu Gothic UI Semibold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Yu Gothic UI Semibold"/>
    </style:style>
    <style:style style:name="T4" style:family="text">
      <style:text-properties fo:color="#000000" loext:opacity="100%" style:font-name="Yu Gothic UI Semibold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4" draw:id="id14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xml:id="id15" text:id="id15" text:style-name="P1">Watch Animes offline possible ?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6" draw:id="id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xml:id="id17" text:id="id17">Let start with a preview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xml:id="id18" text:id="id18" text:style-name="P4">In this section, you'll see an overview of the website with full explanations in the comments section for each page and object.</text:p>
          </draw:text-box>
        </draw:frame>
        <draw:custom-shape draw:style-name="gr2" draw:text-style-name="P4" draw:layer="layout" svg:width="1.5cm" svg:height="1.5cm" svg:x="2.5cm" svg:y="10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" draw:text-style-name="P5" draw:layer="layout" svg:width="7cm" svg:height="2.5cm" svg:x="4.5cm" svg:y="10.319cm">
          <draw:text-box>
            <text:p>Represent an image or icon.</text:p>
          </draw:text-box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xml:id="id19" draw:id="id19">
        <office:forms form:automatic-focus="false" form:apply-design-mode="false"/>
        <draw:custom-shape draw:style-name="gr4" draw:text-style-name="P6" draw:layer="layout" svg:width="28cm" svg:height="2.5cm" svg:x="0cm" svg:y="-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4cm" svg:height="1.098cm" svg:x="0.5cm" svg:y="0.5cm">
          <draw:text-box>
            <text:p text:style-name="P7"><text:span text:style-name="T1">Offanime</text:span><text:span text:style-name="T2"> / </text:span></text:p>
          </draw:text-box>
        </draw:frame>
        <draw:custom-shape draw:style-name="gr6" draw:text-style-name="P6" draw:layer="layout" svg:width="8.5cm" svg:height="1.5cm" svg:x="9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cm" svg:height="1.945cm" svg:x="9cm" svg:y="-0.212cm">
          <draw:text-box>
            <text:p text:style-name="P9"><text:span text:style-name="T2">Search</text:span></text:p>
          </draw:text-box>
        </draw:frame>
        <draw:custom-shape draw:style-name="gr8" draw:text-style-name="P4" draw:layer="layout" svg:width="1cm" svg:height="1cm" svg:x="26.5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4" draw:layer="layout" svg:width="1cm" svg:height="1cm" svg:x="25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4" draw:layer="layout" svg:width="1cm" svg:height="1cm" svg:x="23.5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4" xml:id="id2" draw:id="id2" draw:layer="layout" svg:width="0.552cm" svg:height="0.55cm" svg:x="6.655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7" draw:id="id7" draw:layer="layout" svg:width="0.551cm" svg:height="0.55cm" svg:x="8.311cm" svg:y="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8" draw:id="id8" draw:layer="layout" svg:width="0.552cm" svg:height="0.55cm" svg:x="5cm" svg:y="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3" draw:id="id3" draw:layer="layout" svg:width="0.552cm" svg:height="0.55cm" svg:x="9.414cm" svg:y="4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1" draw:id="id1" draw:layer="layout" svg:width="0.552cm" svg:height="0.55cm" svg:x="6.655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5" draw:id="id5" draw:layer="layout" svg:width="0.552cm" svg:height="0.55cm" svg:x="5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4" draw:id="id4" draw:layer="layout" svg:width="0.552cm" svg:height="0.55cm" svg:x="7.207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6" draw:id="id6" draw:layer="layout" svg:width="0.552cm" svg:height="0.55cm" svg:x="9.414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9" draw:id="id9" draw:layer="layout" svg:width="0.552cm" svg:height="0.55cm" svg:x="17.689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13" draw:id="id13" draw:layer="layout" svg:width="0.552cm" svg:height="0.55cm" svg:x="17.689cm" svg:y="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10" draw:id="id10" draw:layer="layout" svg:width="0.552cm" svg:height="0.55cm" svg:x="15.482cm" svg:y="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11" draw:id="id11" draw:layer="layout" svg:width="0.552cm" svg:height="0.55cm" svg:x="15.482cm" svg:y="5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xml:id="id12" draw:id="id12" draw:layer="layout" svg:width="0.552cm" svg:height="0.55cm" svg:x="20.448cm" svg:y="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4" draw:layer="layout" svg:x1="6.931cm" svg:y1="5.3cm" svg:x2="6.931cm" svg:y2="2.55cm" draw:start-shape="id1" draw:start-glue-point="4" draw:end-shape="id2" draw:end-glue-point="8" svg:d="M6931 5300v-2750" svg:viewBox="0 0 1 2751">
          <text:p/>
        </draw:connector>
        <draw:connector draw:style-name="gr10" draw:text-style-name="P4" draw:layer="layout" svg:x1="9.414cm" svg:y1="5.025cm" svg:x2="7.207cm" svg:y2="5.575cm" draw:start-shape="id3" draw:start-glue-point="6" draw:end-shape="id1" draw:end-glue-point="10" svg:d="M9414 5025h-1103v550h-1104" svg:viewBox="0 0 2208 551">
          <text:p/>
        </draw:connector>
        <draw:connector draw:style-name="gr10" draw:text-style-name="P4" draw:layer="layout" svg:x1="7.483cm" svg:y1="6.95cm" svg:x2="6.931cm" svg:y2="5.85cm" draw:start-shape="id4" draw:start-glue-point="4" draw:end-shape="id1" draw:end-glue-point="8" svg:d="M7483 6950v-549h-552v-551" svg:viewBox="0 0 553 1101">
          <text:p/>
        </draw:connector>
        <draw:connector draw:style-name="gr10" draw:text-style-name="P4" draw:layer="layout" svg:x1="6.655cm" svg:y1="5.575cm" svg:x2="5.552cm" svg:y2="5.575cm" draw:start-shape="id1" draw:start-glue-point="6" draw:end-shape="id5" draw:end-glue-point="10" svg:d="M6655 5575h-1103" svg:viewBox="0 0 1104 1">
          <text:p/>
        </draw:connector>
        <draw:connector draw:style-name="gr11" draw:text-style-name="P4" draw:layer="layout" svg:x1="7.127cm" svg:y1="5.77cm" svg:x2="9.494cm" svg:y2="7.03cm" draw:start-shape="id1" draw:start-glue-point="9" draw:end-shape="id6" draw:end-glue-point="5" svg:d="M7127 5770h1184v1260h1183" svg:viewBox="0 0 2368 1261">
          <text:p/>
        </draw:connector>
        <draw:connector draw:style-name="gr10" draw:text-style-name="P4" draw:layer="layout" svg:x1="8.391cm" svg:y1="3.57cm" svg:x2="7.127cm" svg:y2="5.38cm" draw:start-shape="id7" draw:start-glue-point="7" draw:end-shape="id1" draw:end-glue-point="11" svg:d="M8391 3570v906h-1264v904" svg:viewBox="0 0 1265 1811">
          <text:p/>
        </draw:connector>
        <draw:connector draw:style-name="gr11" draw:text-style-name="P4" draw:layer="layout" svg:x1="6.735cm" svg:y1="2.47cm" svg:x2="5.472cm" svg:y2="3.18cm" draw:start-shape="id2" draw:start-glue-point="7" draw:end-shape="id8" draw:end-glue-point="11" svg:d="M6735 2470h-631v710h-632" svg:viewBox="0 0 1264 711">
          <text:p/>
        </draw:connector>
        <draw:connector draw:style-name="gr11" draw:text-style-name="P4" draw:layer="layout" svg:x1="17.689cm" svg:y1="5.575cm" svg:x2="7.207cm" svg:y2="5.575cm" draw:start-shape="id9" draw:start-glue-point="6" draw:end-shape="id1" draw:end-glue-point="10" svg:d="M17689 5575h-10482" svg:viewBox="0 0 10483 1">
          <text:p/>
        </draw:connector>
        <draw:connector draw:style-name="gr11" draw:text-style-name="P4" draw:layer="layout" svg:x1="16.034cm" svg:y1="4.475cm" svg:x2="17.769cm" svg:y2="5.38cm" draw:start-shape="id10" draw:start-glue-point="10" draw:end-shape="id9" draw:end-glue-point="5" svg:d="M16034 4475h828v905h907" svg:viewBox="0 0 1736 906">
          <text:p/>
        </draw:connector>
        <draw:connector draw:style-name="gr11" draw:text-style-name="P4" draw:layer="layout" svg:x1="16.034cm" svg:y1="6.125cm" svg:x2="17.769cm" svg:y2="5.77cm" draw:start-shape="id11" draw:start-glue-point="10" draw:end-shape="id9" draw:end-glue-point="7" svg:d="M16034 6125h828v-355h907" svg:viewBox="0 0 1736 356">
          <text:p/>
        </draw:connector>
        <draw:connector draw:style-name="gr11" draw:text-style-name="P4" draw:layer="layout" svg:x1="20.448cm" svg:y1="4.475cm" svg:x2="18.241cm" svg:y2="5.575cm" draw:start-shape="id12" draw:start-glue-point="6" draw:end-shape="id9" draw:end-glue-point="10" svg:d="M20448 4475h-1103v1100h-1104" svg:viewBox="0 0 2208 1101">
          <text:p/>
        </draw:connector>
        <draw:connector draw:style-name="gr11" draw:text-style-name="P4" draw:layer="layout" svg:x1="15.954cm" svg:y1="4.28cm" svg:x2="17.689cm" svg:y2="3.375cm" draw:start-shape="id10" draw:start-glue-point="11" draw:end-shape="id13" draw:end-glue-point="6" svg:d="M15954 4280h908v-905h827" svg:viewBox="0 0 1736 906">
          <text:p/>
        </draw:connector>
        <draw:custom-shape draw:style-name="gr2" draw:text-style-name="P4" draw:layer="layout" svg:width="1.5cm" svg:height="1.5cm" svg:x="16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2" draw:text-style-name="P11" draw:layer="layout" svg:width="17.5cm" svg:height="7.5cm" svg:x="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7.5cm" svg:height="1.5cm" svg:x="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3cm" svg:height="1.5cm" svg:x="6.5cm" svg:y="8cm">
          <draw:text-box>
            <text:p text:style-name="P12"><text:span text:style-name="T2">Account</text:span></text:p>
          </draw:text-box>
        </draw:frame>
        <draw:custom-shape draw:style-name="gr8" draw:text-style-name="P4" draw:layer="layout" svg:width="1cm" svg:height="1cm" svg:x="5.5cm" svg:y="8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4" draw:text-style-name="P14" draw:layer="layout" svg:width="2.5cm" svg:height="1cm" svg:x="24.5cm" svg:y="3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5" draw:text-style-name="P15" draw:layer="layout" svg:width="1cm" svg:height="1cm" svg:x="25.5cm" svg:y="3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6" draw:text-style-name="P16" draw:layer="layout" svg:width="7.5cm" svg:height="4.5cm" svg:x="10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2.5cm" svg:height="1.098cm" svg:x="12.5cm" svg:y="10cm">
          <draw:text-box>
            <text:p text:style-name="P17"><text:span text:style-name="T3">Login</text:span></text:p>
          </draw:text-box>
        </draw:frame>
        <draw:custom-shape draw:style-name="gr18" draw:text-style-name="P19" draw:layer="layout" svg:width="3.5cm" svg:height="0.5cm" svg:x="12cm" svg:y="11.5cm">
          <text:p text:style-name="P4"><text:span text:style-name="T4">user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3.5cm" svg:height="0.5cm" svg:x="12cm" svg:y="12.5cm">
          <text:p text:style-name="P4"><text:span text:style-name="T4">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9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  <style:font-face style:name="Yu Gothic UI b" svg:font-family="'Yu Gothic UI b'" style:font-family-generic="swiss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000000" draw:end-color="#2a6099" draw:start-intensity="100%" draw:end-intensity="100%" draw:angle="86deg" draw:border="0%">
      <loext:gradient-stop svg:offset="0" loext:color-type="rgb" loext:color-value="#000000"/>
      <loext:gradient-stop svg:offset="1" loext:color-type="rgb" loext:color-value="#2a6099"/>
    </draw:gradient>
    <draw:gradient draw:name="Gradient_20_2" draw:display-name="Gradient 2" draw:style="linear" draw:start-color="#000000" draw:end-color="#224d7a" draw:start-intensity="100%" draw:end-intensity="100%" draw:angle="86deg" draw:border="0%">
      <loext:gradient-stop svg:offset="0" loext:color-type="rgb" loext:color-value="#000000"/>
      <loext:gradient-stop svg:offset="1" loext:color-type="rgb" loext:color-value="#224d7a"/>
    </draw:gradient>
    <draw:gradient draw:name="Gradient_20_3" draw:display-name="Gradient 3" draw:style="linear" draw:start-color="#000000" draw:end-color="#193a5c" draw:start-intensity="100%" draw:end-intensity="100%" draw:angle="86deg" draw:border="0%">
      <loext:gradient-stop svg:offset="0" loext:color-type="rgb" loext:color-value="#000000"/>
      <loext:gradient-stop svg:offset="1" loext:color-type="rgb" loext:color-value="#193a5c"/>
    </draw:gradient>
    <draw:gradient draw:name="Gradient_20_4" draw:display-name="Gradient 4" draw:style="linear" draw:start-color="#333333" draw:end-color="#497aad" draw:start-intensity="100%" draw:end-intensity="100%" draw:angle="86deg" draw:border="0%">
      <loext:gradient-stop svg:offset="0" loext:color-type="rgb" loext:color-value="#333333"/>
      <loext:gradient-stop svg:offset="1" loext:color-type="rgb" loext:color-value="#497aad"/>
    </draw:gradient>
    <draw:gradient draw:name="Gradient_20_5" draw:display-name="Gradient 5" draw:style="linear" draw:start-color="#666666" draw:end-color="#6d96c2" draw:start-intensity="100%" draw:end-intensity="100%" draw:angle="86deg" draw:border="0%">
      <loext:gradient-stop svg:offset="0" loext:color-type="rgb" loext:color-value="#666666"/>
      <loext:gradient-stop svg:offset="1" loext:color-type="rgb" loext:color-value="#6d96c2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5:10:58.737000000</meta:creation-date>
    <dc:date>2024-05-29T17:20:53.525000000</dc:date>
    <meta:editing-duration>PT1H18M49S</meta:editing-duration>
    <meta:editing-cycles>6</meta:editing-cycles>
    <meta:generator>LibreOffice/24.2.3.2$Windows_X86_64 LibreOffice_project/433d9c2ded56988e8a90e6b2e771ee4e6a5ab2ba</meta:generator>
    <meta:document-statistic meta:object-count="75"/>
  </office:meta>
</office:document-meta>
</file>